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5cm" draw:fill="none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2" fo:font-size="6pt" style:font-size-asian="18pt" style:font-size-complex="18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/>
      <style:text-properties style:font-name="Arial2" fo:font-size="6pt" style:font-size-asian="18pt" style:font-size-complex="18pt"/>
    </style:style>
    <style:style style:name="T1" style:family="text">
      <style:text-properties style:font-name="Arial2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cm" svg:height="0.5cm" svg:x="0.1cm" svg:y="0.1cm">
          <text:p text:style-name="P1"><text:span text:style-name="T1">I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65cm" svg:height="0.5cm" svg:x="0.1cm" svg:y="2.2cm">
          <text:p text:style-name="P1"><text:span text:style-name="T1">direct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5cm" svg:height="0.5cm" svg:x="0.1cm" svg:y="2.7cm">
          <text:p text:style-name="P1"><text:span text:style-name="T1">direc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65cm" svg:height="0.5cm" svg:x="0.1cm" svg:y="3.2cm">
          <text:p text:style-name="P1"><text:span text:style-name="T1">direct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0.5cm" svg:x="0.1cm" svg:y="3.7cm">
          <text:p text:style-name="P1"><text:span text:style-name="T1">direct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0.5cm" svg:x="0.1cm" svg:y="4.2cm">
          <text:p text:style-name="P1"><text:span text:style-name="T1">direct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0.5cm" svg:x="0.1cm" svg:y="4.7cm">
          <text:p text:style-name="P1"><text:span text:style-name="T1">direct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cm" svg:height="0.5cm" svg:x="0.1cm" svg:y="5.2cm">
          <text:p text:style-name="P1"><text:span text:style-name="T1">direct 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5cm" svg:height="0.5cm" svg:x="0.1cm" svg:y="5.7cm">
          <text:p text:style-name="P1"><text:span text:style-name="T1">single indir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5cm" svg:height="0.5cm" svg:x="0.1cm" svg:y="6.2cm">
          <text:p text:style-name="P1"><text:span text:style-name="T1">double indir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75cm" svg:height="0.5cm" svg:x="5cm" svg:y="2.7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75cm" svg:height="0.5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75cm" svg:height="0.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5cm" svg:height="0.15cm" svg:x="2.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0.5cm" svg:height="0.15cm" svg:x="2.5cm" svg:y="6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7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5cm" svg:height="0.15cm" svg:x="3.7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6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6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0.75cm" svg:height="0.5cm" svg:x="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0.75cm" svg:height="0.5cm" svg:x="5cm" svg:y="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75cm" svg:y1="2.45cm" svg:x2="5cm" svg:y2="2.25cm" draw:start-shape="id1" draw:start-glue-point="1" draw:end-shape="id2" draw:end-glue-point="3" svg:d="M1750 2450l3250-200" svg:viewBox="0 0 3251 201">
          <text:p/>
        </draw:connector>
        <draw:connector draw:style-name="gr4" draw:text-style-name="P1" draw:layer="layout" draw:type="line" svg:x1="1.75cm" svg:y1="2.95cm" svg:x2="5cm" svg:y2="3cm" draw:start-shape="id3" draw:start-glue-point="1" draw:end-shape="id4" draw:end-glue-point="3" svg:d="M1750 2950l3250 50" svg:viewBox="0 0 3251 51">
          <text:p/>
        </draw:connector>
        <draw:connector draw:style-name="gr4" draw:text-style-name="P1" draw:layer="layout" draw:type="line" svg:x1="1.75cm" svg:y1="3.45cm" svg:x2="5cm" svg:y2="3.75cm" draw:start-shape="id5" draw:start-glue-point="1" draw:end-shape="id6" draw:end-glue-point="3" svg:d="M1750 3450l3250 300" svg:viewBox="0 0 3251 301">
          <text:p/>
        </draw:connector>
        <draw:connector draw:style-name="gr4" draw:text-style-name="P1" draw:layer="layout" draw:type="line" svg:x1="1.75cm" svg:y1="5.95cm" svg:x2="2.5cm" svg:y2="5.325cm" draw:start-shape="id7" draw:start-glue-point="1" draw:end-shape="id8" draw:end-glue-point="3" svg:d="M1750 5950l750-625" svg:viewBox="0 0 751 626">
          <text:p/>
        </draw:connector>
        <draw:connector draw:style-name="gr4" draw:text-style-name="P1" draw:layer="layout" draw:type="line" svg:x1="1.75cm" svg:y1="6.45cm" svg:x2="2.5cm" svg:y2="6.525cm" draw:start-shape="id9" draw:start-glue-point="1" draw:end-shape="id10" draw:end-glue-point="3" svg:d="M1750 6450l750 75" svg:viewBox="0 0 751 76">
          <text:p/>
        </draw:connector>
        <draw:connector draw:style-name="gr4" draw:text-style-name="P1" draw:layer="layout" draw:type="line" svg:x1="3cm" svg:y1="6.525cm" svg:x2="3.7cm" svg:y2="6.575cm" draw:start-shape="id10" draw:start-glue-point="1" draw:end-shape="id11" draw:end-glue-point="3" svg:d="M3000 6525l700 50" svg:viewBox="0 0 701 51">
          <text:p/>
        </draw:connector>
        <draw:connector draw:style-name="gr4" draw:text-style-name="P1" draw:layer="layout" draw:type="line" svg:x1="4.2cm" svg:y1="6.575cm" svg:x2="5cm" svg:y2="6.25cm" draw:start-shape="id11" draw:start-glue-point="1" draw:end-shape="id12" draw:end-glue-point="3" svg:d="M4200 6575l800-325" svg:viewBox="0 0 801 326">
          <text:p/>
        </draw:connector>
        <draw:connector draw:style-name="gr4" draw:text-style-name="P1" draw:layer="layout" draw:type="line" svg:x1="3cm" svg:y1="5.325cm" svg:x2="5cm" svg:y2="5.5cm" draw:start-shape="id8" draw:start-glue-point="1" draw:end-shape="id13" draw:end-glue-point="3" svg:d="M3000 5325l2000 175" svg:viewBox="0 0 2001 176">
          <text:p/>
        </draw:connector>
        <draw:connector draw:style-name="gr5" draw:text-style-name="P1" draw:layer="layout" draw:type="line" svg:x1="5.375cm" svg:y1="4.1cm" svg:x2="5.375cm" svg:y2="5.15cm" draw:start-shape="id14" draw:start-glue-point="2" draw:end-shape="id15" draw:end-glue-point="0" svg:d="M5375 4100v1050" svg:viewBox="0 0 1 1051">
          <text:p/>
        </draw:connector>
        <draw:custom-shape draw:style-name="gr6" draw:text-style-name="P1" xml:id="id14" draw:id="id14" draw:layer="layout" svg:width="0.75cm" svg:height="0.1cm" svg:x="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0.75cm" svg:height="0.1cm" svg:x="5cm" svg:y="5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4.6cm" svg:y="1.5cm">
          <text:p text:style-name="P1"><text:span text:style-name="T1">Disk Block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5cm" svg:height="1.6cm" svg:x="0.1cm" svg:y="0.6cm">
          <text:p text:style-name="P3"><text:span text:style-name="T1">Type</text:span></text:p>
          <text:p text:style-name="P3"><text:span text:style-name="T1">Owner</text:span></text:p>
          <text:p text:style-name="P3"><text:span text:style-name="T1">Size</text:span></text:p>
          <text:p text:style-name="P3"><text:span text:style-name="T1">Permission</text:span></text:p>
          <text:p text:style-name="P3"><text:span text:style-name="T1">Modific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cm" fo:page-height="7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3:26:04.537649737</meta:creation-date>
    <dc:date>2015-09-08T09:05:06.584330415</dc:date>
    <meta:editing-duration>PT20M9S</meta:editing-duration>
    <meta:editing-cycles>5</meta:editing-cycles>
    <meta:generator>LibreOffice/4.2.8.2$Linux_X86_64 LibreOffice_project/420m0$Build-2</meta:generator>
    <meta:document-statistic meta:object-count="43"/>
  </office:meta>
</office:document-meta>
</file>